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0.7835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4555in"/>
    </style:style>
    <style:style style:name="co7" style:family="table-column">
      <style:table-column-properties fo:break-before="auto" style:column-width="2.2756in"/>
    </style:style>
    <style:style style:name="co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indow_stride</text:p>
          </table:table-cell>
          <table:table-cell office:value-type="string" calcext:value-type="string">
            <text:p>SourceTestLabelLos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ource_distanc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87673671022057" calcext:value-type="float">
            <text:p>1.8767367102205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8289468046787" calcext:value-type="float">
            <text:p>1.5828946804678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6084880123335" calcext:value-type="float">
            <text:p>1.7608488012333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5943553684274" calcext:value-type="float">
            <text:p>1.5594355368427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3678353003434" calcext:value-type="float">
            <text:p>1.5367835300343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1758819705886" calcext:value-type="float">
            <text:p>1.6175881970588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8407083470098" calcext:value-type="float">
            <text:p>1.840708347009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84707621607292" calcext:value-type="float">
            <text:p>1.8470762160729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1877285479033" calcext:value-type="float">
            <text:p>1.418772854790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9920351331692" calcext:value-type="float">
            <text:p>1.6992035133169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64612820036738" calcext:value-type="float">
            <text:p>1.6461282003673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208200310435" calcext:value-type="float">
            <text:p>1.420820031043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7837482788083" calcext:value-type="float">
            <text:p>1.7783748278808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8602815496949" calcext:value-type="float">
            <text:p>1.86028154969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51186631093" calcext:value-type="float">
            <text:p>1.55118663109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2198209238918" calcext:value-type="float">
            <text:p>1.5219820923891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7434454030585" calcext:value-type="float">
            <text:p>1.7743445403058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67548380582615" calcext:value-type="float">
            <text:p>1.675483805826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2431987164215" calcext:value-type="float">
            <text:p>1.624319871642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1436677707017" calcext:value-type="float">
            <text:p>1.714366777070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0409954270628" calcext:value-type="float">
            <text:p>1.604099542706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3377851930393" calcext:value-type="float">
            <text:p>1.8337785193039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7244961308313" calcext:value-type="float">
            <text:p>1.724496130831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1238680450315" calcext:value-type="float">
            <text:p>1.512386804503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1365820013613" calcext:value-type="float">
            <text:p>1.7136582001361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76509234544145" calcext:value-type="float">
            <text:p>1.7650923454414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8372869562278" calcext:value-type="float">
            <text:p>1.4837286956227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939428157559" calcext:value-type="float">
            <text:p>1.693942815755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53213816152136" calcext:value-type="float">
            <text:p>1.5321381615213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542896907784" calcext:value-type="float">
            <text:p>1.554289690778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68377748966697" calcext:value-type="float">
            <text:p>1.683777489666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9643813195847" calcext:value-type="float">
            <text:p>1.5964381319584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1884423629456" calcext:value-type="float">
            <text:p>1.418844236294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747354453187" calcext:value-type="float">
            <text:p>1.4374735445318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55645610363964" calcext:value-type="float">
            <text:p>1.5564561036396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1249675671147" calcext:value-type="float">
            <text:p>1.5124967567114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5009835146925" calcext:value-type="float">
            <text:p>1.550098351469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2228391297491" calcext:value-type="float">
            <text:p>1.6222839129749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2846412560422" calcext:value-type="float">
            <text:p>1.6284641256042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0583058064143" calcext:value-type="float">
            <text:p>1.5058305806414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1757935180733" calcext:value-type="float">
            <text:p>1.617579351807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0527174189373" calcext:value-type="float">
            <text:p>1.4052717418937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3475824995321" calcext:value-type="float">
            <text:p>1.5347582499532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0907070453097" calcext:value-type="float">
            <text:p>1.509070704530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5198907260373" calcext:value-type="float">
            <text:p>1.6519890726037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78686365047056" calcext:value-type="float">
            <text:p>1.786863650470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965335446957" calcext:value-type="float">
            <text:p>1.4696533544695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2348065296774" calcext:value-type="float">
            <text:p>1.5234806529677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1889460831199" calcext:value-type="float">
            <text:p>1.518894608311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8959302330216" calcext:value-type="float">
            <text:p>1.689593023302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98347586219965" calcext:value-type="float">
            <text:p>1.9834758621996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4]</text:p>
          </table:table-cell>
        </table:table-row>
      </table:table>
      <table:table table:name="Pivot Table_results_2" table:style-name="ta1">
        <table:table-column table:style-name="co5" table:default-cell-style-name="ce4"/>
        <table:table-column table:style-name="co6" table:default-cell-style-name="ce9"/>
        <table:table-column table:style-name="co7" table:default-cell-style-name="ce15"/>
        <table:table-column table:style-name="co8" table:default-cell-style-name="ce21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window_stride</text:p>
          </table:table-cell>
          <table:table-cell table:style-name="ce7" office:value-type="string" calcext:value-type="string">
            <text:p>Average - SourceTestLabelLoss</text:p>
          </table:table-cell>
          <table:table-cell table:style-name="ce13" office:value-type="string" calcext:value-type="string">
            <text:p>StDev - SourceTestLabelLoss</text:p>
          </table:table-cell>
          <table:table-cell table:style-name="ce19" office:value-type="string" calcext:value-type="string">
            <text:p>StDev - SourceTestLabelL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.51889460831199" calcext:value-type="float">
            <text:p>1.51889460831199</text:p>
          </table:table-cell>
          <table:table-cell table:style-name="ce14" table:formula="of:#VALUE!" office:value-type="string" office:string-value="" calcext:value-type="error">
            <text:p>#VALUE!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1945152373238" calcext:value-type="float">
            <text:p>1.51945152373238</text:p>
          </table:table-cell>
          <table:table-cell office:value-type="float" office:value="0.0753894976345058" calcext:value-type="float">
            <text:p>0.075389497634506</text:p>
          </table:table-cell>
          <table:table-cell office:value-type="float" office:value="0.0652892201300289" calcext:value-type="float">
            <text:p>0.065289220130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4140695569627" calcext:value-type="float">
            <text:p>1.54140695569627</text:p>
          </table:table-cell>
          <table:table-cell office:value-type="float" office:value="0.107412205600809" calcext:value-type="float">
            <text:p>0.107412205600809</text:p>
          </table:table-cell>
          <table:table-cell office:value-type="float" office:value="0.0877016986229664" calcext:value-type="float">
            <text:p>0.087701698622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7393167490422" calcext:value-type="float">
            <text:p>1.57393167490422</text:p>
          </table:table-cell>
          <table:table-cell office:value-type="float" office:value="0.197782380889678" calcext:value-type="float">
            <text:p>0.197782380889678</text:p>
          </table:table-cell>
          <table:table-cell office:value-type="float" office:value="0.171284566271431" calcext:value-type="float">
            <text:p>0.1712845662714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6096249231238" calcext:value-type="float">
            <text:p>1.6096249231238</text:p>
          </table:table-cell>
          <table:table-cell office:value-type="float" office:value="0.218945515307087" calcext:value-type="float">
            <text:p>0.218945515307087</text:p>
          </table:table-cell>
          <table:table-cell office:value-type="float" office:value="0.178768264657696" calcext:value-type="float">
            <text:p>0.178768264657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1670208534063" calcext:value-type="float">
            <text:p>1.61670208534063</text:p>
          </table:table-cell>
          <table:table-cell office:value-type="float" office:value="0.0589293329835621" calcext:value-type="float">
            <text:p>0.058929332983562</text:p>
          </table:table-cell>
          <table:table-cell office:value-type="float" office:value="0.051034299391837" calcext:value-type="float">
            <text:p>0.051034299391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1759361202798" calcext:value-type="float">
            <text:p>1.61759361202798</text:p>
          </table:table-cell>
          <table:table-cell office:value-type="float" office:value="0.139249605502816" calcext:value-type="float">
            <text:p>0.139249605502816</text:p>
          </table:table-cell>
          <table:table-cell office:value-type="float" office:value="0.1205936958324" calcext:value-type="float">
            <text:p>0.1205936958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1923267142411" calcext:value-type="float">
            <text:p>1.61923267142411</text:p>
          </table:table-cell>
          <table:table-cell office:value-type="float" office:value="0.102954817428218" calcext:value-type="float">
            <text:p>0.102954817428218</text:p>
          </table:table-cell>
          <table:table-cell office:value-type="float" office:value="0.089161487334826" calcext:value-type="float">
            <text:p>0.0891614873348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0" office:value-type="float" office:value="1.63607724129033" calcext:value-type="float">
            <text:p>1.63607724129033</text:p>
          </table:table-cell>
          <table:table-cell table:style-name="ce16" office:value-type="float" office:value="0.147579985592333" calcext:value-type="float">
            <text:p>0.147579985592333</text:p>
          </table:table-cell>
          <table:table-cell table:style-name="ce22" office:value-type="float" office:value="0.120498553649503" calcext:value-type="float">
            <text:p>0.1204985536495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3746526442609" calcext:value-type="float">
            <text:p>1.63746526442609</text:p>
          </table:table-cell>
          <table:table-cell office:value-type="float" office:value="0.0828976193689056" calcext:value-type="float">
            <text:p>0.082897619368906</text:p>
          </table:table-cell>
          <table:table-cell office:value-type="float" office:value="0.0676856227817595" calcext:value-type="float">
            <text:p>0.067685622781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65015229051392" calcext:value-type="float">
            <text:p>1.65015229051392</text:p>
          </table:table-cell>
          <table:table-cell office:value-type="float" office:value="0.130792062916787" calcext:value-type="float">
            <text:p>0.130792062916787</text:p>
          </table:table-cell>
          <table:table-cell office:value-type="float" office:value="0.106791272184041" calcext:value-type="float">
            <text:p>0.1067912721840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6271502203317" calcext:value-type="float">
            <text:p>1.66271502203317</text:p>
          </table:table-cell>
          <table:table-cell office:value-type="float" office:value="0.166450728038467" calcext:value-type="float">
            <text:p>0.166450728038467</text:p>
          </table:table-cell>
          <table:table-cell office:value-type="float" office:value="0.135906450336339" calcext:value-type="float">
            <text:p>0.1359064503363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66482853927269" calcext:value-type="float">
            <text:p>1.66482853927269</text:p>
          </table:table-cell>
          <table:table-cell office:value-type="float" office:value="0.127696592394222" calcext:value-type="float">
            <text:p>0.127696592394222</text:p>
          </table:table-cell>
          <table:table-cell office:value-type="float" office:value="0.104263831086004" calcext:value-type="float">
            <text:p>0.1042638310860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6566274194673" calcext:value-type="float">
            <text:p>1.66566274194673</text:p>
          </table:table-cell>
          <table:table-cell office:value-type="float" office:value="0.177593955772077" calcext:value-type="float">
            <text:p>0.177593955772077</text:p>
          </table:table-cell>
          <table:table-cell office:value-type="float" office:value="0.14500485768133" calcext:value-type="float">
            <text:p>0.145004857681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0412566758196" calcext:value-type="float">
            <text:p>1.70412566758196</text:p>
          </table:table-cell>
          <table:table-cell office:value-type="float" office:value="0.17756931491912" calcext:value-type="float">
            <text:p>0.17756931491912</text:p>
          </table:table-cell>
          <table:table-cell office:value-type="float" office:value="0.14498473850914" calcext:value-type="float">
            <text:p>0.144984738509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76834143709358" calcext:value-type="float">
            <text:p>1.76834143709358</text:p>
          </table:table-cell>
          <table:table-cell office:value-type="float" office:value="0.213528419648498" calcext:value-type="float">
            <text:p>0.213528419648498</text:p>
          </table:table-cell>
          <table:table-cell office:value-type="float" office:value="0.174345224573899" calcext:value-type="float">
            <text:p>0.17434522457389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.62603413974441" calcext:value-type="float">
            <text:p>1.62603413974441</text:p>
          </table:table-cell>
          <table:table-cell table:style-name="ce17" office:value-type="float" office:value="0.136839519093201" calcext:value-type="float">
            <text:p>0.136839519093201</text:p>
          </table:table-cell>
          <table:table-cell table:style-name="ce23" office:value-type="float" office:value="0.135491313612242" calcext:value-type="float">
            <text:p>0.135491313612242</text:p>
          </table:table-cell>
        </table:table-row>
      </table:table>
      <table:named-expressions/>
      <table:database-ranges>
        <table:database-range table:name="__Anonymous_Sheet_DB__1" table:target-range-address="'Pivot Table_results_2'.A3:'Pivot Table_results_2'.D18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results_2'.A1:'Pivot Table_results_2'.D19" table:buttons="'Pivot Table_results_2'.A2 'Pivot Table_results_2'.B1" table:show-filter-button="false" table:drill-down-on-double-click="false">
          <table:source-cell-range table:cell-range-address="results.A1:results.D5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indow_stride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5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5" table:display="true" table:show-details="true"/>
                <table:data-pilot-member table:name="75" table:display="true" table:show-details="true"/>
                <table:data-pilot-member table:name="85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TestLabelLoss" table:orientation="data" table:used-hierarchy="0" table:function="average">
            <table:data-pilot-level table:show-empty="false" calcext:repeat-item-labels="false">
              <table:data-pilot-members>
                <table:data-pilot-member table:name="1.40527174189373" table:display="true" table:show-details="true"/>
                <table:data-pilot-member table:name="1.41877285479033" table:display="true" table:show-details="true"/>
                <table:data-pilot-member table:name="1.41884423629456" table:display="true" table:show-details="true"/>
                <table:data-pilot-member table:name="1.4208200310435" table:display="true" table:show-details="true"/>
                <table:data-pilot-member table:name="1.43747354453187" table:display="true" table:show-details="true"/>
                <table:data-pilot-member table:name="1.46965335446957" table:display="true" table:show-details="true"/>
                <table:data-pilot-member table:name="1.48372869562278" table:display="true" table:show-details="true"/>
                <table:data-pilot-member table:name="1.50583058064143" table:display="true" table:show-details="true"/>
                <table:data-pilot-member table:name="1.50907070453097" table:display="true" table:show-details="true"/>
                <table:data-pilot-member table:name="1.51238680450315" table:display="true" table:show-details="true"/>
                <table:data-pilot-member table:name="1.51249675671147" table:display="true" table:show-details="true"/>
                <table:data-pilot-member table:name="1.51889460831199" table:display="true" table:show-details="true"/>
                <table:data-pilot-member table:name="1.52198209238918" table:display="true" table:show-details="true"/>
                <table:data-pilot-member table:name="1.52348065296774" table:display="true" table:show-details="true"/>
                <table:data-pilot-member table:name="1.53213816152136" table:display="true" table:show-details="true"/>
                <table:data-pilot-member table:name="1.53475824995321" table:display="true" table:show-details="true"/>
                <table:data-pilot-member table:name="1.53678353003434" table:display="true" table:show-details="true"/>
                <table:data-pilot-member table:name="1.55009835146925" table:display="true" table:show-details="true"/>
                <table:data-pilot-member table:name="1.551186631093" table:display="true" table:show-details="true"/>
                <table:data-pilot-member table:name="1.5542896907784" table:display="true" table:show-details="true"/>
                <table:data-pilot-member table:name="1.55645610363964" table:display="true" table:show-details="true"/>
                <table:data-pilot-member table:name="1.55943553684274" table:display="true" table:show-details="true"/>
                <table:data-pilot-member table:name="1.58289468046787" table:display="true" table:show-details="true"/>
                <table:data-pilot-member table:name="1.59643813195847" table:display="true" table:show-details="true"/>
                <table:data-pilot-member table:name="1.60409954270628" table:display="true" table:show-details="true"/>
                <table:data-pilot-member table:name="1.61757935180733" table:display="true" table:show-details="true"/>
                <table:data-pilot-member table:name="1.61758819705886" table:display="true" table:show-details="true"/>
                <table:data-pilot-member table:name="1.62228391297491" table:display="true" table:show-details="true"/>
                <table:data-pilot-member table:name="1.62431987164215" table:display="true" table:show-details="true"/>
                <table:data-pilot-member table:name="1.62846412560422" table:display="true" table:show-details="true"/>
                <table:data-pilot-member table:name="1.64612820036738" table:display="true" table:show-details="true"/>
                <table:data-pilot-member table:name="1.65198907260373" table:display="true" table:show-details="true"/>
                <table:data-pilot-member table:name="1.67548380582615" table:display="true" table:show-details="true"/>
                <table:data-pilot-member table:name="1.68377748966697" table:display="true" table:show-details="true"/>
                <table:data-pilot-member table:name="1.68959302330216" table:display="true" table:show-details="true"/>
                <table:data-pilot-member table:name="1.6939428157559" table:display="true" table:show-details="true"/>
                <table:data-pilot-member table:name="1.69920351331692" table:display="true" table:show-details="true"/>
                <table:data-pilot-member table:name="1.71365820013613" table:display="true" table:show-details="true"/>
                <table:data-pilot-member table:name="1.71436677707017" table:display="true" table:show-details="true"/>
                <table:data-pilot-member table:name="1.7244961308313" table:display="true" table:show-details="true"/>
                <table:data-pilot-member table:name="1.76084880123335" table:display="true" table:show-details="true"/>
                <table:data-pilot-member table:name="1.76509234544145" table:display="true" table:show-details="true"/>
                <table:data-pilot-member table:name="1.77434454030585" table:display="true" table:show-details="true"/>
                <table:data-pilot-member table:name="1.77837482788083" table:display="true" table:show-details="true"/>
                <table:data-pilot-member table:name="1.78686365047056" table:display="true" table:show-details="true"/>
                <table:data-pilot-member table:name="1.83377851930393" table:display="true" table:show-details="true"/>
                <table:data-pilot-member table:name="1.8407083470098" table:display="true" table:show-details="true"/>
                <table:data-pilot-member table:name="1.84707621607292" table:display="true" table:show-details="true"/>
                <table:data-pilot-member table:name="1.8602815496949" table:display="true" table:show-details="true"/>
                <table:data-pilot-member table:name="1.87673671022057" table:display="true" table:show-details="true"/>
                <table:data-pilot-member table:name="1.983475862199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TestLabelLoss" table:orientation="data" table:used-hierarchy="-1" table:function="stdev">
            <table:data-pilot-level calcext:repeat-item-labels="false"/>
          </table:data-pilot-field>
          <table:data-pilot-field table:source-field-name="SourceTestLabelLoss" table:orientation="data" table:used-hierarchy="-1" table:function="stdevp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6T22:02:54.677999984</dc:date>
    <meta:editing-duration>PT7M29S</meta:editing-duration>
    <meta:editing-cycles>1</meta:editing-cycles>
    <meta:document-statistic meta:table-count="2" meta:cell-count="281" meta:object-count="0"/>
    <meta:generator>LibreOffice/6.4.7.2$Linux_X86_64 LibreOffice_project/40$Build-2</meta:generator>
  </office:meta>
</office:document-meta>
</file>